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2.065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paragraph-properties fo:margin-left="0cm" fo:margin-right="0cm" fo:text-indent="0cm"/>
      <style:text-properties fo:font-size="20pt" fo:hyphenate="false"/>
    </style:style>
    <style:style style:name="T1" style:family="text">
      <style:text-properties fo:font-size="2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.923cm" svg:height="2.389cm" svg:x="1.117cm" svg:y="5.366cm">
          <draw:text-box>
            <text:p text:style-name="P1"><text:span text:style-name="T1">Este archv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24pt" style:language-asian="de" style:country-asian="DE" style:font-family-complex="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3$Build-9031</meta:generator>
    <meta:initial-creator>thorsten bosbach</meta:initial-creator>
    <meta:creation-date>2002-02-08T15:44:32</meta:creation-date>
    <dc:date>2006-05-30T12:40:16</dc:date>
    <dc:language>sv-SE</dc:language>
    <meta:editing-cycles>3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